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7174700"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7166347"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7167744"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7180256"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7161225"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7179563"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7184318"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7154608"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202963in 0.502993904768664in)" svg:viewBox="0 0 780 436" svg:d="m0 1447319c245-308 723-136 780 279"><text:p/></draw:path><draw:path draw:style-name="gr7" draw:text-style-name="P192" svg:width="0.3091in" svg:height="0.1717in" draw:transform="skewX (0.0680678408277661) rotate (-1.22085781177099) translate (0.124805294663141in 0.139011726360089in)" svg:viewBox="0 0 786 437" svg:d="m0 1436866c247-309 729-137 786 279"><text:p/></draw:path><draw:path draw:style-name="gr7" draw:text-style-name="P192" svg:width="0.5736in" svg:height="0.3949in" draw:transform="skewX (0.138230076757925) rotate (-1.18036617312473) translate (0.256204827020095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7195221"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7178636"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7171096"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7160706"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7182737" text:continue-list="list27171096"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188685"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7171948"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7191816"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167196"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27189637" text:continue-list="list2719181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27172357"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c, WebPKI.org, 2013-12-01<text:tab/>Page <text:page-number text:select-page="current">77</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8</meta:editing-cycles>
    <meta:editing-duration>PT61H55M41S</meta:editing-duration>
    <dc:title>Secure Key Store - API and Architecture</dc:title>
    <dc:date>2013-12-01T07:03:55.15</dc:date>
    <dc:creator>Anders Rundgren</dc:creator>
    <meta:document-statistic meta:table-count="121" meta:image-count="0" meta:object-count="6" meta:page-count="82" meta:paragraph-count="2248" meta:word-count="15986" meta:character-count="122723"/>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